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Sans L" fo:font-size="14pt" fo:font-weight="bold"/>
    </style:style>
    <style:style style:family="text" style:name="T2" style:display-name="T2">
      <style:text-properties style:font-name="Nimbus Roman No9 L" fo:font-size="12pt" fo:language="en" fo:country="US" fo:font-weight="normal"/>
    </style:style>
    <style:style style:family="text" style:name="T3" style:display-name="T3">
      <style:text-properties fo:color="#000000" style:font-name="Nimbus Roman No9 L" fo:font-size="12pt" fo:language="en" fo:country="US" fo:font-weight="normal"/>
    </style:style>
    <style:style style:family="text" style:name="T4" style:display-name="T4">
      <style:text-properties style:font-name="Nimbus Roman No9 L"/>
    </style:style>
    <style:style style:family="text" style:name="T5" style:display-name="T5">
      <style:text-properties fo:color="#000000" style:font-name="Liberation Serif" fo:font-size="12pt" fo:language="en" fo:country="US" fo:font-weight="normal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parent-style-name="Text-body">
      <style:paragraph-properties fo:text-align="left"/>
      <style:text-properties fo:color="#000000" fo:language="en" fo:country="GB" fo:font-weight="normal"/>
    </style:style>
    <style:style style:family="paragraph" style:name="P11" style:display-name="P11" style:parent-style-name="Normal">
      <style:text-properties fo:color="#000000" fo:language="en" fo:country="GB"/>
    </style:style>
    <style:style style:family="paragraph" style:name="P12" style:display-name="P12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Text-body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/>
      <style:text-properties fo:color="#000000" fo:language="en" fo:country="GB"/>
    </style:style>
    <style:style style:family="paragraph" style:name="P7" style:display-name="P7" style:parent-style-name="Text-body">
      <style:paragraph-properties fo:text-align="left" style:writing-mode="lr"/>
      <style:text-properties fo:color="#000000" fo:language="en" fo:country="GB"/>
    </style:style>
    <style:style style:family="paragraph" style:name="P8" style:display-name="P8" style:parent-style-name="Text-body">
      <style:paragraph-properties fo:text-align="justify"/>
      <style:text-properties fo:color="#000000" fo:language="en" fo:country="GB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102: members function</text:p>
        <text:p text:style-name="P2"/>
        <text:p text:style-name="P3"/>
        <text:p text:style-name="P3">Version: 1.0</text:p>
        <text:p text:style-name="P3">Author: Samuel Gougeon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<text:span text:style-name="T1">Abstract</text:span></text:p>
        <text:p text:style-name="P5"><text:span text:style-name="T2">This SEP describes the definition of the members() </text:span>function.</text:p>
        <text:p text:style-name="P3"/>
        <text:p text:style-name="P6">Rationale</text:p>
        <text:p text:style-name="P7">[nb, loc] = members(A, S, last) returns two real matrices of A’s sizes.</text:p>
        <text:p text:style-name="P7">nb(i, j) = number of occurrences of A(i, j) in S.</text:p>
        <text:p text:style-name="P7">loc(i, j) = linear index in S of the first (last == %f), or the last (last == %t) occurrence of A(i, j). loc(i, j) returns zero if A(i, j) is not found.</text:p>
        <text:p text:style-name="P7">%inf and -%inf values are supported in A as well as in S</text:p>
        <text:p text:style-name="P7">%nan are only supported in A.</text:p>
        <text:p text:style-name="P7"/>
        <text:p text:style-name="P7">This function is a Matlab equivalent. The second output argument of members(A, S) in Scilab is the second output argument of Matlab’s ismember(A, S).</text:p>
        <text:p text:style-name="P8"/>
        <text:p text:style-name="P8"><text:span text:style-name="T3">The available calling sequences are</text:span><text:span text:style-name="T4">:</text:span>﻿</text:p>
        <text:p text:style-name="P8"> nb = members(A, S)</text:p>
        <text:p text:style-name="P8"> nb = members(A, S, last)</text:p>
        <text:p text:style-name="P8"> [nb, loc] = members(A, S)</text:p>
        <text:p text:style-name="P8"> <text:span text:style-name="T5">[nb, loc] = members(A, S, last)</text:span></text:p>
        <text:p text:style-name="P8"/>
        <text:p text:style-name="P6">Example Usage</text:p>
        <text:p text:style-name="P9">﻿A = [1 8 4 5 2 1];</text:p>
        <text:p text:style-name="P9">B = [9 7 4 2 1 4];</text:p>
        <text:p text:style-name="P9"/>
        <text:p text:style-name="P9">[nb, loc] = members(A, S, %t)</text:p>
        <text:p text:style-name="P9">// Returns nb = [1 0 2 0 1 1] because, for instance, the third element of A (which is 4) appears twice in S.</text:p>
        <text:p text:style-name="P9">// And loc = [5 0 6 0 4 5] because the last occurrence in S of the third element of A (which is 4) is in sixth position</text:p>
        <text:p text:style-name="P9"/>
        <text:p text:style-name="P9">loc = members(A, B, %f)</text:p>
        <text:p text:style-name="P9">// Returns [5 0 3 0 4 5] because the first occurrence in B of the third element of A (which is 4) is in third position. <text:span text:style-name="T5">This is equivalent to Matlab’s members(A, B).</text:span></text:p>
        <text:p text:style-name="P10"/>
        <text:p text:style-name="P6">Changelog</text:p>
        <text:p text:style-name="P8"><text:tab/><text:span text:style-name="T6">1.0 – Initial Version </text:span></text:p>
        <text:p text:style-name="P6">Copyright</text:p>
        <text:p text:style-name="P11"><text:tab/>This document has been placed under the license CeCILL-B.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StarSymbol" fo:font-size="9pt"/>
    </style:style>
    <style:style style:family="text" style:name="Teletype-text-text-text-text-text" style:display-name="Teletype_text_text_text_text_text" style:next-style-name="Teletype-text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